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row>
          <table:table-cell office:value-type="string">
            <text:p>Identification du test</text:p>
          </table:table-cell>
          <table:table-cell office:value-type="string">
            <text:p>Calcul du sens de variation d’une suite d’entiers positifs</text:p>
          </table:table-cell>
          <table:table-cell/>
          <table:table-cell/>
          <table:table-cell/>
        </table:table-row>
        <table:table-row>
          <table:table-cell office:value-type="string">
            <text:p>Contexte d’exécution</text:p>
          </table:table-cell>
          <table:table-cell office:value-type="string">
            <text:p>Les valeurs de la suite sont supposées sans erreur (ce sont bien des entiers positifs).</text:p>
          </table:table-cell>
          <table:table-cell/>
          <table:table-cell/>
          <table:table-cell/>
        </table:table-row>
        <table:table-row>
          <table:table-cell office:value-type="string">
            <text:p>Étapes de test à effectuer</text:p>
          </table:table-cell>
          <table:table-cell office:value-type="string">
            <text:p>Saisir une à une les valeurs entières et terminer la saisie par -1.</text:p>
          </table:table-cell>
          <table:table-cell/>
          <table:table-cell/>
          <table:table-cell/>
        </table:table-row>
        <table:table-row>
          <table:table-cell office:value-type="string">
            <text:p><text:s/>Numéro du cas</text:p>
          </table:table-cell>
          <table:table-cell office:value-type="string">
            <text:p><text:s/>Données de test</text:p>
          </table:table-cell>
          <table:table-cell office:value-type="string">
            <text:p><text:s/>Résultats attendus</text:p>
          </table:table-cell>
          <table:table-cell office:value-type="string">
            <text:p><text:s/>Résultats obtenus</text:p>
          </table:table-cell>
          <table:table-cell office:value-type="string">
            <text:p>Résultat du test (réussi ou non).</text:p>
          </table:table-cell>
        </table:table-row>
        <table:table-row>
          <table:table-cell office:value-type="string">
            <text:p>Cas 1</text:p>
          </table:table-cell>
          <table:table-cell office:value-type="string">
            <text:p>aucune valeur</text:p>
          </table:table-cell>
          <table:table-cell office:value-type="string">
            <text:p>erreur liste vide</text:p>
          </table:table-cell>
          <table:table-cell office:value-type="string">
            <text:p>liste vide</text:p>
          </table:table-cell>
          <table:table-cell/>
        </table:table-row>
        <table:table-row>
          <table:table-cell office:value-type="string">
            <text:p>Cas 2</text:p>
          </table:table-cell>
          <table:table-cell office:value-type="string">
            <text:p>une seule valeur : 5</text:p>
          </table:table-cell>
          <table:table-cell office:value-type="string">
            <text:p>suite constante</text:p>
          </table:table-cell>
          <table:table-cell office:value-type="string">
            <text:p>non monotone</text:p>
          </table:table-cell>
          <table:table-cell/>
        </table:table-row>
        <table:table-row>
          <table:table-cell office:value-type="string">
            <text:p>Cas 3</text:p>
          </table:table-cell>
          <table:table-cell office:value-type="string">
            <text:p>1, 2, 3</text:p>
          </table:table-cell>
          <table:table-cell office:value-type="string">
            <text:p>suite croissante</text:p>
          </table:table-cell>
          <table:table-cell office:value-type="string">
            <text:p>croissante</text:p>
          </table:table-cell>
          <table:table-cell/>
        </table:table-row>
        <table:table-row>
          <table:table-cell office:value-type="string">
            <text:p>Cas 4</text:p>
          </table:table-cell>
          <table:table-cell office:value-type="string">
            <text:p>3, 2, 1</text:p>
          </table:table-cell>
          <table:table-cell office:value-type="string">
            <text:p>suite décroissante</text:p>
          </table:table-cell>
          <table:table-cell office:value-type="string">
            <text:p>décroissante</text:p>
          </table:table-cell>
          <table:table-cell/>
        </table:table-row>
        <table:table-row>
          <table:table-cell office:value-type="string">
            <text:p>Cas 5</text:p>
          </table:table-cell>
          <table:table-cell office:value-type="string">
            <text:p>3, 1, 2</text:p>
          </table:table-cell>
          <table:table-cell office:value-type="string">
            <text:p>suite non monotone</text:p>
          </table:table-cell>
          <table:table-cell office:value-type="string">
            <text:p>décroissante</text:p>
          </table:table-cell>
          <table:table-cell/>
        </table:table-row>
        <table:table-row>
          <table:table-cell office:value-type="string">
            <text:p>Cas 6</text:p>
          </table:table-cell>
          <table:table-cell office:value-type="string">
            <text:p>3, 3, 3</text:p>
          </table:table-cell>
          <table:table-cell office:value-type="string">
            <text:p>suite constante</text:p>
          </table:table-cell>
          <table:table-cell office:value-type="string">
            <text:p>constante</text:p>
          </table:table-cell>
          <table:table-cell/>
        </table:table-row>
        <table:table-row>
          <table:table-cell office:value-type="string">
            <text:p>Cas 7</text:p>
          </table:table-cell>
          <table:table-cell office:value-type="string">
            <text:p>1, 2, 2</text:p>
          </table:table-cell>
          <table:table-cell office:value-type="string">
            <text:p>suite croissante</text:p>
          </table:table-cell>
          <table:table-cell office:value-type="string">
            <text:p>croissant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12</meta:generator>
  </office:meta>
</office:document-meta>
</file>